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25a94" officeooo:paragraph-rsid="00125a94"/>
    </style:style>
    <style:style style:name="P2" style:family="paragraph" style:parent-style-name="Standard">
      <style:text-properties style:use-window-font-color="true" loext:opacity="0%" style:font-name="Arial" fo:font-size="12pt" officeooo:rsid="00049764" officeooo:paragraph-rsid="00049764" style:font-size-asian="12pt" style:font-size-complex="12pt"/>
    </style:style>
    <style:style style:name="P3" style:family="paragraph" style:parent-style-name="Standard">
      <style:text-properties style:use-window-font-color="true" loext:opacity="0%" style:font-name="Arial" fo:font-size="12pt" officeooo:paragraph-rsid="000624c5" style:font-size-asian="12pt" style:font-size-complex="12pt"/>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rial" fo:font-size="12pt" fo:letter-spacing="normal" fo:font-style="normal" fo:font-weight="normal" style:font-size-asian="12pt" style:font-size-complex="12pt" loext:padding="0cm" loext:border="none"/>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Arial" fo:font-size="12pt" fo:letter-spacing="normal" fo:font-style="normal" fo:font-weight="normal" style:font-size-asian="12pt" style:font-size-complex="12pt" loext:padding="0cm" loext:border="none"/>
    </style:style>
    <style:style style:name="P6" style:family="paragraph" style:parent-style-name="Text_20_body">
      <style:text-properties officeooo:rsid="0006b42f" officeooo:paragraph-rsid="0006b42f"/>
    </style:style>
    <style:style style:name="P7" style:family="paragraph" style:parent-style-name="Text_20_body">
      <style:text-properties officeooo:rsid="00081697" officeooo:paragraph-rsid="00081697"/>
    </style:style>
    <style:style style:name="P8" style:family="paragraph" style:parent-style-name="Text_20_body">
      <style:text-properties officeooo:paragraph-rsid="0009578a"/>
    </style:style>
    <style:style style:name="P9" style:family="paragraph" style:parent-style-name="Text_20_body">
      <style:text-properties officeooo:rsid="0009c582" officeooo:paragraph-rsid="0009c582"/>
    </style:style>
    <style:style style:name="P10" style:family="paragraph" style:parent-style-name="Text_20_body">
      <style:text-properties officeooo:rsid="000c1650" officeooo:paragraph-rsid="000c1650"/>
    </style:style>
    <style:style style:name="P11" style:family="paragraph" style:parent-style-name="Title">
      <style:paragraph-properties fo:text-align="start" style:justify-single-word="false"/>
      <style:text-properties fo:font-size="14pt" officeooo:rsid="00125a94" officeooo:paragraph-rsid="00125a94" style:font-size-asian="14pt" style:font-size-complex="14pt"/>
    </style:style>
    <style:style style:name="P12"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style:use-window-font-color="true" loext:opacity="0%" style:font-name="Arial" fo:font-size="12pt" fo:letter-spacing="normal" fo:font-style="normal" fo:font-weight="normal" style:font-size-asian="12pt" style:font-size-complex="12pt" loext:padding="0cm" loext:border="none"/>
    </style:style>
    <style:style style:name="T1" style:family="text">
      <style:text-properties officeooo:rsid="00049764"/>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49764"/>
    </style:style>
    <style:style style:name="T4" style:family="text">
      <style:text-properties fo:font-variant="normal" fo:text-transform="none" fo:letter-spacing="normal" fo:font-style="normal" fo:font-weight="normal" officeooo:rsid="00049764" loext:padding="0cm" loext:border="none"/>
    </style:style>
    <style:style style:name="T5" style:family="text">
      <style:text-properties officeooo:rsid="000624c5"/>
    </style:style>
    <style:style style:name="T6" style:family="text">
      <style:text-properties officeooo:rsid="00081697"/>
    </style:style>
    <style:style style:name="T7" style:family="text">
      <style:text-properties officeooo:rsid="0009578a"/>
    </style:style>
    <style:style style:name="T8" style:family="text">
      <style:text-properties officeooo:rsid="0009c582"/>
    </style:style>
    <style:style style:name="T9" style:family="text">
      <style:text-properties officeooo:rsid="000e12eb"/>
    </style:style>
    <style:style style:name="T10" style:family="text">
      <style:text-properties officeooo:rsid="000e4662"/>
    </style:style>
    <style:style style:name="T11" style:family="text">
      <style:text-properties officeooo:rsid="00125a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y Ethan ROBERT</text:p>
      <text:p text:style-name="Title">Compte rendu de stage</text:p>
      <text:h text:style-name="Heading_20_1" text:outline-level="1">1 Présentation de l’entreprise</text:h>
      <text:p text:style-name="P2"/>
      <text:p text:style-name="P3"><text:span text:style-name="T1">Mon stage d’observation c’est déroulé au </text:span><text:span text:style-name="T5">CEA</text:span><text:span text:style-name="T1"> Cadarache, un </text:span><text:span text:style-name="T2">Institut de recherche </text:span><text:span text:style-name="T1">de 1600m</text:span><text:span text:style-name="T5">²</text:span><text:span text:style-name="T1"> qui compte </text:span><text:span text:style-name="T2">480 bâtiments, </text:span><text:span text:style-name="T3">une vingtaine de réacteurs nucléaires et plus de 2500 salariés. Le centre CEA de Cadarache est l'un des 9 centres de recherche du Commissariat à l’Energie Atomique et aux Energies Alternatives. </text:span><text:span text:style-name="T4">Le centre figure parmi les plus grandes institutions de recherche et de développement technologiques pour l’énergie en Europe.</text:span></text:p>
      <text:p text:style-name="P4">Pour <text:span text:style-name="T5">faire face aux grands défis d’aujourd’hui et de demain</text:span>, le centre mène des recherches scientifiques et techniques dans les domaines des énergies décarbonées, des technologies pour la santé, des technologies de l'information et de la défense / sécurité intérieure.</text:p>
      <text:p text:style-name="P5">Implanté sur la commune de Saint-Paul-Lez-Durance (Bouches-du-Rhône), le centre du CEA/Cadarache, créé le 14 octobre 1959, est situé à une quarantaine de kilomètres au nord d’Aix-en-Provence.</text:p>
      <text:p text:style-name="P12">Les activités du centre du CEA/Cadarache sont réparties autour de plusieurs plates-formes de recherche et développement technologiques essentiellement pour l’énergie nucléaire (fission et fusion) mais aussi pour les nouvelles technologies pour l’énergie et les études sur l'écophysiologie végétale et la microbiologie.</text:p>
      <text:p text:style-name="P12"/>
      <text:h text:style-name="Heading_20_1" text:outline-level="1">Ce que j’ai fait</text:h>
      <text:p text:style-name="P6">Le premier jour au matin <text:span text:style-name="T6">mon maître de stage, Guy, a commencé par nous faire une présentation du CEA à moi et au 2 autres stagiaires de mon groupe. Nous avons ensuite fait un tour du centre en voiture.</text:span></text:p>
      <text:p text:style-name="P7">L’après midi nous sommes allé<text:span text:style-name="T7">s</text:span> <text:span text:style-name="T7">visiter le </text:span><text:span text:style-name="T11">T</text:span><text:span text:style-name="T7">ore supra, une infrastructure en forme de tore qui permet, grâce à un champ magnétique, de concentrer du plasma en un point minuscule puis qui le fait chauffer à 100 millions de degrés (7 fois la température du coeur du soleil).</text:span></text:p>
      <text:p text:style-name="P7"/>
      <text:p text:style-name="P8"><text:span text:style-name="T7">Le deuxième jour </text:span><text:span text:style-name="T8">au matin,</text:span><text:span text:style-name="T7"> nous avons assisté à une conférence sur les IA avec des professeurs de la région. </text:span><text:span text:style-name="T8">Puis l’après midi </text:span><text:span text:style-name="T7">nous avons visité un prototype du système de refroidissement des réacteurs </text:span><text:span text:style-name="T8">nucléaire de</text:span><text:span text:style-name="T7"> 4ème génération au sodium liquide. Nous avons ensuite fini la journée en visitant le data center du CE</text:span><text:span text:style-name="T8">A.</text:span></text:p>
      <text:p text:style-name="P9"><text:soft-page-break/>Le dernier jour au matin, nous avons fait une activité sur l’énergie avec les autres stagiaires du CEA puis l’après midi nous sommes sorti de l’enceinte clôturée du CEA pour visiter des installations de centrales solaire.</text:p>
      <text:p text:style-name="P9"/>
      <text:h text:style-name="Heading_20_1" text:outline-level="1">Comment cela a changé ma vision du travail et du monde professionnel</text:h>
      <text:p text:style-name="Text_20_body"/>
      <text:p text:style-name="P10">Ce stage m’a beaucoup appris sur <text:span text:style-name="T10">la recherche</text:span> nucléaire ainsi que sur le secteur de la recherche à grande échelle. J’ai fait mon stage de 3ème à l’OHP qui compte une cinquantaine de chercheurs en moyenne, <text:span text:style-name="T9">le CEA lui, est à une autre échelle : Plus </text:span><text:span text:style-name="T10">grand, plus </text:span><text:span text:style-name="T9">de b</text:span><text:span text:style-name="T10">ât</text:span><text:span text:style-name="T9">iments, </text:span><text:span text:style-name="T10">d’employés, de secteurs de recherche…. </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loext:opacity="0%" style:font-name="Arial" fo:font-family="Arial" style:font-family-generic="swiss"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a94" officeooo:paragraph-rsid="00125a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17:02:01.079000000</meta:creation-date>
    <meta:generator>LibreOffice/7.2.4.1$Windows_X86_64 LibreOffice_project/27d75539669ac387bb498e35313b970b7fe9c4f9</meta:generator>
    <dc:date>2023-04-13T19:20:49.266000000</dc:date>
    <meta:editing-duration>PT10M37S</meta:editing-duration>
    <meta:editing-cycles>4</meta:editing-cycles>
    <meta:document-statistic meta:table-count="0" meta:image-count="0" meta:object-count="0" meta:page-count="2" meta:paragraph-count="14" meta:word-count="434" meta:character-count="2689" meta:non-whitespace-character-count="2269"/>
  </office:meta>
</office:document-meta>
</file>